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tillium" svg:font-family="titillium, Helvetica, Arial, sans-serif"/>
    <style:font-face style:name="FreeSans1" svg:font-family="FreeSans" style:font-family-generic="swiss"/>
    <style:font-face style:name="JetBrains Mono" svg:font-family="'JetBrai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JetBrains Mono" fo:font-size="11pt" officeooo:rsid="00078bb6" officeooo:paragraph-rsid="00078bb6" style:font-size-asian="11pt" style:font-size-complex="11pt"/>
    </style:style>
    <style:style style:name="P2" style:family="paragraph" style:parent-style-name="Standard">
      <style:text-properties fo:color="#000000" loext:opacity="100%" style:font-name="JetBrains Mono" fo:font-size="11pt" officeooo:rsid="00094bea" officeooo:paragraph-rsid="00094bea" style:font-size-asian="11pt" style:font-size-complex="11pt"/>
    </style:style>
    <style:style style:name="P3" style:family="paragraph" style:parent-style-name="Standard">
      <style:text-properties officeooo:paragraph-rsid="001b3355"/>
    </style:style>
    <style:style style:name="P4" style:family="paragraph" style:parent-style-name="Standard">
      <style:text-properties fo:color="#ff3838" loext:opacity="100%" style:font-name="JetBrains Mono" fo:font-size="11pt" officeooo:rsid="00078bb6" officeooo:paragraph-rsid="00078bb6" style:font-size-asian="11pt" style:font-size-complex="11pt"/>
    </style:style>
    <style:style style:name="P5" style:family="paragraph" style:parent-style-name="Standard">
      <style:text-properties fo:color="#ff3838" loext:opacity="100%" style:font-name="JetBrains Mono" fo:font-size="11pt" officeooo:rsid="0007c674" officeooo:paragraph-rsid="0007c674" style:font-size-asian="11pt" style:font-size-complex="11pt"/>
    </style:style>
    <style:style style:name="P6" style:family="paragraph" style:parent-style-name="Standard">
      <style:text-properties fo:color="#ff3838" loext:opacity="100%" style:font-name="JetBrains Mono" fo:font-size="11pt" officeooo:rsid="00094bea" officeooo:paragraph-rsid="00094bea" style:font-size-asian="11pt" style:font-size-complex="11pt"/>
    </style:style>
    <style:style style:name="P7" style:family="paragraph" style:parent-style-name="Standard">
      <style:text-properties fo:color="#ff3838" loext:opacity="100%" style:font-name="JetBrains Mono" fo:font-size="11pt" officeooo:rsid="001ba2de" officeooo:paragraph-rsid="001b3355" style:font-size-asian="11pt" style:font-size-complex="11pt"/>
    </style:style>
    <style:style style:name="P8" style:family="paragraph" style:parent-style-name="Standard">
      <style:text-properties fo:color="#ff3838" loext:opacity="100%" officeooo:paragraph-rsid="00094bea"/>
    </style:style>
    <style:style style:name="P9" style:family="paragraph" style:parent-style-name="Standard">
      <style:text-properties fo:color="#ff3838" loext:opacity="100%" officeooo:paragraph-rsid="001b3355"/>
    </style:style>
    <style:style style:name="P10" style:family="paragraph" style:parent-style-name="Text_20_body">
      <style:text-properties fo:font-variant="normal" fo:text-transform="none" fo:color="#000000" loext:opacity="100%" style:font-name="JetBrains Mono" fo:font-size="11pt" fo:letter-spacing="normal" fo:font-style="normal" fo:font-weight="normal" officeooo:rsid="00078bb6" officeooo:paragraph-rsid="00078bb6" style:font-size-asian="11pt" style:font-size-complex="11pt"/>
    </style:style>
    <style:style style:name="P11" style:family="paragraph" style:parent-style-name="Text_20_body">
      <style:text-properties fo:color="#000000" loext:opacity="100%" style:font-name="JetBrains Mono" fo:font-size="11pt" style:font-size-asian="11pt" style:font-size-complex="11pt"/>
    </style:style>
    <style:style style:name="P12" style:family="paragraph" style:parent-style-name="Standard">
      <style:text-properties fo:color="#000000" loext:opacity="100%" style:font-name="JetBrains Mono" fo:font-size="11pt" officeooo:rsid="00078bb6" officeooo:paragraph-rsid="00078bb6" style:font-size-asian="11pt" style:font-size-complex="11pt"/>
    </style:style>
    <style:style style:name="P13" style:family="paragraph" style:parent-style-name="Standard">
      <style:text-properties fo:color="#000000" loext:opacity="100%" style:font-name="JetBrains Mono" fo:font-size="11pt" officeooo:rsid="00094bea" officeooo:paragraph-rsid="00094bea" style:font-size-asian="11pt" style:font-size-complex="11pt"/>
    </style:style>
    <style:style style:name="P14" style:family="paragraph" style:parent-style-name="Text_20_body">
      <style:text-properties fo:color="#000000" loext:opacity="100%" style:font-name="JetBrains Mono" fo:font-size="11pt" officeooo:paragraph-rsid="00245667" style:font-size-asian="11pt" style:font-size-complex="11pt"/>
    </style:style>
    <style:style style:name="T1" style:family="text">
      <style:text-properties officeooo:rsid="0007c674"/>
    </style:style>
    <style:style style:name="T2" style:family="text">
      <style:text-properties style:font-name="JetBrains Mono" fo:font-size="11pt" officeooo:rsid="00094bea" style:font-size-asian="11pt" style:font-size-complex="11pt"/>
    </style:style>
    <style:style style:name="T3" style:family="text">
      <style:text-properties style:font-name="JetBrains Mono" fo:font-size="11pt" officeooo:rsid="0007c674" style:font-size-asian="11pt" style:font-size-complex="11pt"/>
    </style:style>
    <style:style style:name="T4" style:family="text">
      <style:text-properties style:font-name="JetBrains Mono" fo:font-size="11pt" officeooo:rsid="00174cb7" style:font-size-asian="11pt" style:font-size-complex="11pt"/>
    </style:style>
    <style:style style:name="T5" style:family="text">
      <style:text-properties style:font-name="JetBrains Mono" fo:font-size="11pt" officeooo:rsid="001ba2de" style:font-size-asian="11pt" style:font-size-complex="11pt"/>
    </style:style>
    <style:style style:name="T6" style:family="text">
      <style:text-properties style:font-name="JetBrains Mono" fo:font-size="11pt" officeooo:rsid="001b3355" fo:background-color="transparent" loext:char-shading-value="0" style:font-size-asian="11pt" style:font-size-complex="11pt"/>
    </style:style>
    <style:style style:name="T7" style:family="text">
      <style:text-properties style:font-name="JetBrains Mono" fo:font-size="11pt" officeooo:rsid="001ba2de" fo:background-color="transparent" loext:char-shading-value="0" style:font-size-asian="11pt" style:font-size-complex="11pt"/>
    </style:style>
    <style:style style:name="T8" style:family="text">
      <style:text-properties fo:color="#ff3838" loext:opacity="100%" style:font-name="JetBrains Mono" fo:font-size="11pt" officeooo:rsid="001b3355" style:font-size-asian="11pt" style:font-size-complex="11pt"/>
    </style:style>
    <style:style style:name="T9" style:family="text">
      <style:text-properties fo:color="#ff3838" loext:opacity="100%" style:font-name="JetBrains Mono" fo:font-size="11pt" officeooo:rsid="001cd567" style:font-size-asian="11pt" style:font-size-complex="11pt"/>
    </style:style>
    <style:style style:name="T10" style:family="text">
      <style:text-properties officeooo:rsid="0020dab5"/>
    </style:style>
    <style:style style:name="T11" style:family="text">
      <style:text-properties style:font-name="JetBrains Mono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style:font-name="JetBrains Mono"/>
    </style:style>
    <style:style style:name="T14" style:family="text">
      <style:text-properties officeooo:rsid="00078bb6" style:font-size-asian="11pt" style:font-size-complex="11pt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fo:font-weight="normal" officeooo:rsid="00078bb6" style:font-size-asian="11pt" style:font-size-complex="11pt"/>
    </style:style>
    <style:style style:name="T17" style:family="text">
      <style:text-properties fo:font-variant="normal" fo:text-transform="none" fo:letter-spacing="normal" fo:font-style="normal" fo:font-weight="normal" officeooo:rsid="00078bb6"/>
    </style:style>
    <style:style style:name="T18" style:family="text">
      <style:text-properties officeooo:rsid="00094bea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nsimento 2011 – Indicatori utilizzabili</text:p>
      <text:p text:style-name="P1"/>
      <text:p text:style-name="P1">1) Numero medio di residenti per edificio ad uso residenziale</text:p>
      <text:p text:style-name="P1">2) Numero medio di abitazioni per edificio ad uso residenziale</text:p>
      <text:p text:style-name="P1">3) Numero medio di abitazioni occupate da residenti per edificio ad uso residenziale</text:p>
      <text:p text:style-name="P1"/>
      <text:p text:style-name="P3"><text:span text:style-name="T8">X = Numero di edifici ad uso residenziale = </text:span><text:span text:style-name="T9">POP_2010/1</text:span></text:p>
      <text:p text:style-name="P9"><text:span text:style-name="T6">Y = Numero di nuclei abitativi </text:span><text:span text:style-name="T7">= X*3 (con nuclei grandi 1/3, n</text:span><text:span text:style-name="T3">umero medio di residenti per abitazione occupata</text:span><text:span text:style-name="T5">)</text:span></text:p>
      <text:p text:style-name="P7"/>
      <text:p text:style-name="P5">13 –&gt; Simile a 2-3, percentuale di abitazoni non occupate</text:p>
      <text:p text:style-name="P1"/>
      <text:p text:style-name="P1">8) Percentuale di bambini in età prescolare</text:p>
      <text:p text:style-name="P1"/>
      <text:p text:style-name="P8"><text:span text:style-name="T2">8/POP_2010</text:span><text:span text:style-name="T3"> –&gt; </text:span><text:span text:style-name="T2">Totale di bambini prescolari per sezione</text:span><text:span text:style-name="T4">SS</text:span></text:p>
      <text:p text:style-name="P1"/>
      <text:p text:style-name="P1">13) Percentuale di abitazioni non occupate</text:p>
      <text:p text:style-name="P1">14) Percentuale di famiglie monogenitore</text:p>
      <text:p text:style-name="P1">17) Percentuale di over 65 che vivono da soli</text:p>
      <text:p text:style-name="P4"/>
      <text:p text:style-name="P8"><text:span text:style-name="T3">1</text:span><text:span text:style-name="T2">7 –&gt; Pensionati con famiglie monopersona, no workspace movements</text:span></text:p>
      <text:p text:style-name="P1"/>
      <text:p text:style-name="P14"><text:span text:style-name="T17">25) Giovani (0-14 anni) ogni 100 in età attiva (15-64anni)<text:line-break/></text:span><text:span text:style-name="T15">26) Over65 enni ogni 100 persone in età attiva (15-64 anni)<text:line-break/></text:span><text:span text:style-name="T18">27) Pecentuale di popolazione di 15+ anni che percepisce reddito sul totale della popolazione 15+</text:span></text:p>
      <text:p text:style-name="P2"/>
      <text:p text:style-name="P6">27 –&gt; Possibile indice del numero di lavoratori (esclusione da school movements) (Indice di disoccupazione per altra esclusione?)</text:p>
      <text:p text:style-name="P2"/>
      <text:p text:style-name="P10">34) Percentuale di popolazione residente che si sposta giornalmente per studio o lavoro<text:line-break/><text:line-break/><text:span text:style-name="T1">39) Numero medio di componenti delle famiglie<text:line-break/>40) Percentuale di famiglie di un componente (??? famiglie composte da un solo componente)</text:span></text:p>
      <text:p text:style-name="P11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tillium" svg:font-family="titillium, Helvetica, Arial, sans-serif"/>
    <style:font-face style:name="FreeSans1" svg:font-family="FreeSans" style:font-family-generic="swiss"/>
    <style:font-face style:name="JetBrains Mono" svg:font-family="'JetBrai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30T15:18:34.915307019</meta:creation-date>
    <dc:date>2020-11-03T18:38:11.938642249</dc:date>
    <meta:editing-duration>PT10H58M10S</meta:editing-duration>
    <meta:editing-cycles>9</meta:editing-cycles>
    <meta:generator>LibreOffice/7.0.3.1$Linux_X86_64 LibreOffice_project/00$Build-1</meta:generator>
    <meta:document-statistic meta:table-count="0" meta:image-count="0" meta:object-count="0" meta:page-count="1" meta:paragraph-count="17" meta:word-count="208" meta:character-count="1332" meta:non-whitespace-character-count="1137"/>
  </office:meta>
</office:document-meta>
</file>